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02cm"/>
    </style:style>
    <style:style style:name="Table1.B" style:family="table-column">
      <style:table-column-properties style:column-width="2.593cm"/>
    </style:style>
    <style:style style:name="Table1.C" style:family="table-column">
      <style:table-column-properties style:column-width="4.71cm"/>
    </style:style>
    <style:style style:name="Table1.D" style:family="table-column">
      <style:table-column-properties style:column-width="7.4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302cm"/>
    </style:style>
    <style:style style:name="Table2.B" style:family="table-column">
      <style:table-column-properties style:column-width="2.593cm"/>
    </style:style>
    <style:style style:name="Table2.C" style:family="table-column">
      <style:table-column-properties style:column-width="4.71cm"/>
    </style:style>
    <style:style style:name="Table2.D" style:family="table-column">
      <style:table-column-properties style:column-width="7.40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5923" officeooo:paragraph-rsid="00105923"/>
    </style:style>
    <style:style style:name="P2" style:family="paragraph" style:parent-style-name="Standard">
      <style:text-properties officeooo:rsid="00105923" officeooo:paragraph-rsid="0029df2a"/>
    </style:style>
    <style:style style:name="P3" style:family="paragraph" style:parent-style-name="Standard">
      <style:text-properties officeooo:rsid="00105923" officeooo:paragraph-rsid="002cfd37"/>
    </style:style>
    <style:style style:name="P4" style:family="paragraph" style:parent-style-name="Standard">
      <style:text-properties officeooo:rsid="00105923" officeooo:paragraph-rsid="002d5ce1"/>
    </style:style>
    <style:style style:name="P5" style:family="paragraph" style:parent-style-name="Standard">
      <style:text-properties officeooo:rsid="00107ee0" officeooo:paragraph-rsid="00107ee0"/>
    </style:style>
    <style:style style:name="P6" style:family="paragraph" style:parent-style-name="Standard">
      <style:text-properties fo:font-weight="bold" officeooo:rsid="00105923" officeooo:paragraph-rsid="00105923" style:font-weight-asian="bold" style:font-weight-complex="bold"/>
    </style:style>
    <style:style style:name="P7" style:family="paragraph" style:parent-style-name="Standard">
      <style:text-properties officeooo:rsid="002cfd37" officeooo:paragraph-rsid="002cfd37"/>
    </style:style>
    <style:style style:name="P8" style:family="paragraph" style:parent-style-name="Standard">
      <style:text-properties officeooo:rsid="002d5ce1" officeooo:paragraph-rsid="002d5ce1"/>
    </style:style>
    <style:style style:name="P9" style:family="paragraph" style:parent-style-name="Table_20_Contents">
      <style:text-properties officeooo:rsid="00107ee0" officeooo:paragraph-rsid="00107ee0"/>
    </style:style>
    <style:style style:name="P10" style:family="paragraph" style:parent-style-name="Table_20_Contents">
      <style:text-properties officeooo:rsid="0029df2a" officeooo:paragraph-rsid="0029df2a"/>
    </style:style>
    <style:style style:name="P11" style:family="paragraph" style:parent-style-name="Table_20_Contents">
      <style:text-properties officeooo:rsid="002cfd37" officeooo:paragraph-rsid="002cfd37"/>
    </style:style>
    <style:style style:name="P12" style:family="paragraph" style:parent-style-name="Table_20_Contents">
      <style:text-properties officeooo:rsid="002d5ce1" officeooo:paragraph-rsid="002d5ce1"/>
    </style:style>
    <style:style style:name="P13" style:family="paragraph" style:parent-style-name="Standard">
      <style:text-properties officeooo:rsid="002e9503" officeooo:paragraph-rsid="002e9503"/>
    </style:style>
    <style:style style:name="P14" style:family="paragraph" style:parent-style-name="Standard">
      <style:text-properties officeooo:rsid="002e9503" officeooo:paragraph-rsid="002f2846"/>
    </style:style>
    <style:style style:name="P15" style:family="paragraph" style:parent-style-name="Standard">
      <style:text-properties officeooo:rsid="0024818f" officeooo:paragraph-rsid="002560ad"/>
    </style:style>
    <style:style style:name="P16" style:family="paragraph" style:parent-style-name="Standard">
      <style:text-properties officeooo:paragraph-rsid="002f672b"/>
    </style:style>
    <style:style style:name="P17" style:family="paragraph" style:parent-style-name="Standard">
      <style:text-properties officeooo:rsid="002f672b" officeooo:paragraph-rsid="002f672b"/>
    </style:style>
    <style:style style:name="P18" style:family="paragraph" style:parent-style-name="Table_20_Contents">
      <style:text-properties officeooo:rsid="002e9503" officeooo:paragraph-rsid="002e9503"/>
    </style:style>
    <style:style style:name="P19" style:family="paragraph" style:parent-style-name="Table_20_Contents">
      <style:text-properties officeooo:rsid="002f2846" officeooo:paragraph-rsid="002f2846"/>
    </style:style>
    <style:style style:name="P20" style:family="paragraph" style:parent-style-name="Table_20_Contents">
      <style:text-properties officeooo:rsid="00107ee0" officeooo:paragraph-rsid="002f672b"/>
    </style:style>
    <style:style style:name="P21" style:family="paragraph" style:parent-style-name="Table_20_Contents">
      <style:text-properties officeooo:rsid="002f672b" officeooo:paragraph-rsid="002f672b"/>
    </style:style>
    <style:style style:name="T1" style:family="text">
      <style:text-properties officeooo:rsid="00105923"/>
    </style:style>
    <style:style style:name="T2" style:family="text">
      <style:text-properties officeooo:rsid="002560ad"/>
    </style:style>
    <style:style style:name="T3" style:family="text">
      <style:text-properties officeooo:rsid="0029df2a"/>
    </style:style>
    <style:style style:name="T4" style:family="text">
      <style:text-properties officeooo:rsid="002cfd37"/>
    </style:style>
    <style:style style:name="T5" style:family="text">
      <style:text-properties officeooo:rsid="002d5ce1"/>
    </style:style>
    <style:style style:name="T6" style:family="text">
      <style:text-properties officeooo:rsid="002f2846"/>
    </style:style>
    <style:style style:name="T7" style:family="text">
      <style:text-properties officeooo:rsid="002f67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Citie</text:span>s Description</text:p>
      <text:p text:style-name="P6"/>
      <text:p text:style-name="P1">Example of one key:value combination (see README.RST in this directory):</text:p>
      <text:p text:style-name="P1"/>
      <text:p text:style-name="P3">"WestPort": {"fleets": [], "formations": [], "ships": [], "slips": {"YB1": {"ship": "", "dsgntons": "", "currtons": "", "months": 0}, "YB2": {"ship": "", "dsgntons": "", "currtons": "", "months": 0}}, "docks": {"dock1a": {"ship": "", "cargo": ""}}, "steel": {"normal steel": 0, "carrier steel": 0, "submarine steel": 0}, "iron ore": 0, "fuel oil": 0, "crude oil": 0, "warehouses": [], "<text:span text:style-name="T4">factories</text:span>"<text:span text:style-name="T4">:[],</text:span>"<text:span text:style-name="T4">airfields</text:span>"<text:span text:style-name="T4">:[],</text:span>"<text:span text:style-name="T4">troops</text:span>"<text:span text:style-name="T4">:[]</text:span>}</text:p>
      <text:p text:style-name="P1"/>
      <text:p text:style-name="P7">There are five keys at the highest level, NorthPort, EastPort, SouthPort, WestPort and Capital, each will have a dictionary with some of the items below:</text:p>
      <text:p text:style-name="P13">Note, I may have to add all the Neutral Ports and Capitals at some stage, eg Troops will be stationed there.</text:p>
      <text:p text:style-name="P5"/>
      <text:p text:style-name="P5">The values in the <text:span text:style-name="T4">dictionary </text:span>following the key are currently as the table below (note this will change as extra code is added). <text:s/><text:span text:style-name="T4">Note also that the Capital does not have some of the items in the ports, such as fleets, formations, ships, docks, slips, steel, ore, oil, etc. <text:s/></text:span>The order is not important but I have kept it the same for each value to make it easier to hand edit the files outside the programme.</text:p>
      <table:table table:name="Table1" table:style-name="Table1">
        <table:table-column table:style-name="Table1.A"/>
        <table:table-column table:style-name="Table1.B"/>
        <table:table-column table:style-name="Table1.C"/>
        <table:table-column table:style-name="Table1.D"/>
        <table:table-row table:style-name="TableLine2056770132608">
          <table:table-cell table:style-name="Table1.A1" office:value-type="string">
            <text:p text:style-name="P9">Name</text:p>
          </table:table-cell>
          <table:table-cell table:style-name="Table1.A1" office:value-type="string">
            <text:p text:style-name="P9">Type</text:p>
          </table:table-cell>
          <table:table-cell table:style-name="Table1.A1" office:value-type="string">
            <text:p text:style-name="P9">Example</text:p>
          </table:table-cell>
          <table:table-cell table:style-name="Table1.D1" office:value-type="string">
            <text:p text:style-name="P9">Description</text:p>
          </table:table-cell>
        </table:table-row>
        <table:table-row table:style-name="TableLine2056770133424">
          <table:table-cell table:style-name="Table1.A2" office:value-type="string">
            <text:p text:style-name="P7">fleets</text:p>
          </table:table-cell>
          <table:table-cell table:style-name="Table1.A2" office:value-type="string">
            <text:p text:style-name="P11">A list of strings</text:p>
          </table:table-cell>
          <table:table-cell table:style-name="Table1.A2" office:value-type="string">
            <text:p text:style-name="P7">[<text:span text:style-name="T1">"</text:span>BatGrp1<text:span text:style-name="T1">"</text:span>, <text:span text:style-name="T1">"</text:span>CarGrp1<text:span text:style-name="T1">"</text:span>]</text:p>
          </table:table-cell>
          <table:table-cell table:style-name="Table1.D2" office:value-type="string">
            <text:p text:style-name="P11">All the named fleets that are currently in the Port</text:p>
          </table:table-cell>
        </table:table-row>
        <table:table-row table:style-name="TableLine2056770139408">
          <table:table-cell table:style-name="Table1.A2" office:value-type="string">
            <text:p text:style-name="P7">formations</text:p>
          </table:table-cell>
          <table:table-cell table:style-name="Table1.A2" office:value-type="string">
            <text:p text:style-name="P11">A list of strings</text:p>
          </table:table-cell>
          <table:table-cell table:style-name="Table1.A2" office:value-type="string">
            <text:p text:style-name="P7">[<text:span text:style-name="T1">"</text:span>MerCol1<text:span text:style-name="T1">","</text:span>MerCol2<text:span text:style-name="T1">"</text:span>]</text:p>
          </table:table-cell>
          <table:table-cell table:style-name="Table1.D2" office:value-type="string">
            <text:p text:style-name="P11">A list of all the currently unassigned formations that are in the Port but not assigned to a Fleet</text:p>
          </table:table-cell>
        </table:table-row>
        <table:table-row table:style-name="TableLine2056770140768">
          <table:table-cell table:style-name="Table1.A2" office:value-type="string">
            <text:p text:style-name="P7">ships</text:p>
          </table:table-cell>
          <table:table-cell table:style-name="Table1.A2" office:value-type="string">
            <text:p text:style-name="P10">a list of strings</text:p>
          </table:table-cell>
          <table:table-cell table:style-name="Table1.A2" office:value-type="string">
            <text:p text:style-name="P2">["<text:span text:style-name="T4">C39</text:span>", "<text:span text:style-name="T4">DM15</text:span>", "<text:span text:style-name="T4">DM16</text:span>", "<text:span text:style-name="T4">DM17</text:span>", "<text:span text:style-name="T5">DM18</text:span>"]</text:p>
          </table:table-cell>
          <table:table-cell table:style-name="Table1.D2" office:value-type="string">
            <text:p text:style-name="P10">A list of <text:span text:style-name="T5">all currently unassigned ships that are in the Port (and in commision) but not assigned to a formation.</text:span></text:p>
          </table:table-cell>
        </table:table-row>
        <table:table-row table:style-name="TableLine2056770142128">
          <table:table-cell table:style-name="Table1.A2" office:value-type="string">
            <text:p text:style-name="P8">slips</text:p>
          </table:table-cell>
          <table:table-cell table:style-name="Table1.A2" office:value-type="string">
            <text:p text:style-name="P12">A dictionary of information about the slips in the Port</text:p>
          </table:table-cell>
          <table:table-cell table:style-name="Table1.A2" office:value-type="string">
            <text:p text:style-name="P4">{"YB1": {"ship": "", "dsgntons": "", "currtons": "", "months": 0}, "YB2": {"ship": "", "dsgntons": "", "currtons": "", "months": 0}}</text:p>
          </table:table-cell>
          <table:table-cell table:style-name="Table1.D2" office:value-type="string">
            <text:p text:style-name="P12">A list of all the slips in that Port and the contents of the slip which will be a partially built ship that has not been launched yet. <text:s/>There will need to be similar dictionaries for the Completion Docks and Dry Docks, see below</text:p>
          </table:table-cell>
        </table:table-row>
        <table:table-row table:style-name="TableLine2056770136960">
          <table:table-cell table:style-name="Table1.A2" office:value-type="string">
            <text:p text:style-name="P8">docks</text:p>
          </table:table-cell>
          <table:table-cell table:style-name="Table1.A2" office:value-type="string">
            <text:p text:style-name="P12">A dictionary about the Docks</text:p>
          </table:table-cell>
          <table:table-cell table:style-name="Table1.A2" office:value-type="string">
            <text:p text:style-name="P4">"dock1a": {"ship": "", "cargo": ""}</text:p>
          </table:table-cell>
          <table:table-cell table:style-name="Table1.D2" office:value-type="string">
            <text:p text:style-name="P12">A dictionary containing information about each dock in the Port</text:p>
          </table:table-cell>
        </table:table-row>
        <table:table-row table:style-name="TableLine2056770142400">
          <table:table-cell table:style-name="Table1.A2" office:value-type="string">
            <text:p text:style-name="P8">steel</text:p>
          </table:table-cell>
          <table:table-cell table:style-name="Table1.A2" office:value-type="string">
            <text:p text:style-name="P12">A dictionary of the steel types</text:p>
          </table:table-cell>
          <table:table-cell table:style-name="Table1.A2" office:value-type="string">
            <text:p text:style-name="P4">{"normal steel": 0, "carrier steel": 0, "submarine steel": 0}</text:p>
          </table:table-cell>
          <table:table-cell table:style-name="Table1.D2" office:value-type="string">
            <text:p text:style-name="P12">Contains the amount of steel that is not assigned to carriers or submarines as well as those items</text:p>
          </table:table-cell>
        </table:table-row>
        <table:table-row table:style-name="TableLine2056770133968">
          <table:table-cell table:style-name="Table1.A2" office:value-type="string">
            <text:p text:style-name="P8">iron ore</text:p>
          </table:table-cell>
          <table:table-cell table:style-name="Table1.A2" office:value-type="string">
            <text:p text:style-name="P12">integer</text:p>
          </table:table-cell>
          <table:table-cell table:style-name="Table1.A2" office:value-type="string">
            <text:p text:style-name="P8">10000</text:p>
          </table:table-cell>
          <table:table-cell table:style-name="Table1.D2" office:value-type="string">
            <text:p text:style-name="P12">The amount of Iron Ore (IR) not yet converted to Steel (ST) that is stored in the Port</text:p>
          </table:table-cell>
        </table:table-row>
        <table:table-row table:style-name="TableLine2056770139680">
          <table:table-cell table:style-name="Table1.A2" office:value-type="string">
            <text:p text:style-name="P8">fuel oil</text:p>
          </table:table-cell>
          <table:table-cell table:style-name="Table1.A2" office:value-type="string">
            <text:p text:style-name="P12">integer</text:p>
          </table:table-cell>
          <table:table-cell table:style-name="Table1.A2" office:value-type="string">
            <text:p text:style-name="P8">20324</text:p>
          </table:table-cell>
          <table:table-cell table:style-name="Table1.D2" office:value-type="string">
            <text:p text:style-name="P12">The amount of Fuel Oil stored in the Port ready to be transferred to ships.</text:p>
          </table:table-cell>
        </table:table-row>
        <table:table-row table:style-name="TableLine2056770127984">
          <table:table-cell table:style-name="Table1.A2" office:value-type="string">
            <text:p text:style-name="P8">crude oil</text:p>
          </table:table-cell>
          <table:table-cell table:style-name="Table1.A2" office:value-type="string">
            <text:p text:style-name="P12">Integer</text:p>
          </table:table-cell>
          <table:table-cell table:style-name="Table1.A2" office:value-type="string">
            <text:p text:style-name="P8">10000</text:p>
          </table:table-cell>
          <table:table-cell table:style-name="Table1.D2" office:value-type="string">
            <text:p text:style-name="P12">The amount of Crude Oil (CO) stored in the Port ready to be converted to Fuel Oil</text:p>
          </table:table-cell>
        </table:table-row>
        <table:table-row table:style-name="TableLine2056770137504">
          <table:table-cell table:style-name="Table1.A2" office:value-type="string">
            <text:p text:style-name="P8">warehouses</text:p>
          </table:table-cell>
          <table:table-cell table:style-name="Table1.A2" office:value-type="string">
            <text:p text:style-name="P18">List of <text:soft-page-break/>contents </text:p>
          </table:table-cell>
          <table:table-cell table:style-name="Table1.A2" office:value-type="string">
            <text:p text:style-name="P13">[<text:span text:style-name="T1">"</text:span>WHse1<text:span text:style-name="T1">":</text:span><text:soft-page-break/>[{<text:span text:style-name="T1">"</text:span>name<text:span text:style-name="T1">":"</text:span>food159”,<text:span text:style-name="T1">"</text:span>type<text:span text:style-name="T1">":"</text:span>food<text:span text:style-name="T1">"</text:span>},etc]]</text:p>
          </table:table-cell>
          <table:table-cell table:style-name="Table1.D2" office:value-type="string">
            <text:p text:style-name="P18">Probably a list of dictionaries showing the <text:soft-page-break/>content of each warehouse.</text:p>
          </table:table-cell>
        </table:table-row>
        <table:table-row table:style-name="TableLine2056770139952">
          <table:table-cell table:style-name="Table1.A2" office:value-type="string">
            <text:p text:style-name="P8">factories</text:p>
          </table:table-cell>
          <table:table-cell table:style-name="Table1.A2" office:value-type="string">
            <text:p text:style-name="P18">List of items being built</text:p>
          </table:table-cell>
          <table:table-cell table:style-name="Table1.A2" office:value-type="string">
            <text:p text:style-name="P8"/>
          </table:table-cell>
          <table:table-cell table:style-name="Table1.D2" office:value-type="string">
            <text:p text:style-name="P18">Probably a list of dictionaries of all items being built in the factory</text:p>
          </table:table-cell>
        </table:table-row>
        <table:table-row table:style-name="TableLine2056770129888">
          <table:table-cell table:style-name="Table1.A2" office:value-type="string">
            <text:p text:style-name="P8">airfields</text:p>
          </table:table-cell>
          <table:table-cell table:style-name="Table1.A2" office:value-type="string">
            <text:p text:style-name="P18">List of all airfields throughout the iris</text:p>
          </table:table-cell>
          <table:table-cell table:style-name="Table1.A2" office:value-type="string">
            <text:p text:style-name="P13"/>
          </table:table-cell>
          <table:table-cell table:style-name="Table1.D2" office:value-type="string">
            <text:p text:style-name="P13">Each airfield will have 2 (Heavy) or three (Light) squadrons and maybe some troops </text:p>
          </table:table-cell>
        </table:table-row>
        <table:table-row table:style-name="TableLine2056770141040">
          <table:table-cell table:style-name="Table1.A2" office:value-type="string">
            <text:p text:style-name="P8">troops</text:p>
          </table:table-cell>
          <table:table-cell table:style-name="Table1.A2" office:value-type="string">
            <text:p text:style-name="P18">List of the Troops assigned to the City</text:p>
          </table:table-cell>
          <table:table-cell table:style-name="Table1.A2" office:value-type="string">
            <text:p text:style-name="P8"/>
          </table:table-cell>
          <table:table-cell table:style-name="Table1.D2" office:value-type="string">
            <text:p text:style-name="P19">Straight List of the Troops assigned to the City</text:p>
          </table:table-cell>
        </table:table-row>
        <table:table-row table:style-name="TableLine2056770134240">
          <table:table-cell table:style-name="Table1.A2" office:value-type="string">
            <text:p text:style-name="P8"><text:span text:style-name="T6">c</text:span>ivil <text:span text:style-name="T6">engineers</text:span></text:p>
          </table:table-cell>
          <table:table-cell table:style-name="Table1.A2" office:value-type="string">
            <text:p text:style-name="P19">List of the Civil Engineers assigned to the City</text:p>
          </table:table-cell>
          <table:table-cell table:style-name="Table1.A2" office:value-type="string">
            <text:p text:style-name="P8"/>
          </table:table-cell>
          <table:table-cell table:style-name="Table1.D2" office:value-type="string">
            <text:p text:style-name="P14">civil engineers <text:span text:style-name="T6">assigned </text:span>to build or extend the <text:span text:style-name="T6">an item within the City.</text:span></text:p>
          </table:table-cell>
        </table:table-row>
      </table:table>
      <text:p text:style-name="P5"/>
      <text:p text:style-name="P15">There will be one <text:span text:style-name="T3">dictionary in the list for each </text:span><text:span text:style-name="T7">City</text:span> in the Nation’s Iris <text:span text:style-name="T7">(</text:span>including all of the Neutral <text:span text:style-name="T7">Cities?) </text:span><text:s/><text:span text:style-name="T7">Cities</text:span> can <text:span text:style-name="T7">have new items assigned to them, either as they arrive or at regular intervals</text:span><text:span text:style-name="T2">. <text:s/></text:span><text:span text:style-name="T7">For example, Neutral Ports have Crude Oil and Iron Ore assigned to them on the first day of each month.</text:span></text:p>
      <text:p text:style-name="P15"><text:s text:c="2"/></text:p>
      <text:p text:style-name="P17">The slips dictionary has a unique key for the Iris which indicates the type of slip and its number within the Iris, and a dictionary of values in the following format:</text:p>
      <text:p text:style-name="P17"/>
      <table:table table:name="Table2" table:style-name="Table2">
        <table:table-column table:style-name="Table2.A"/>
        <table:table-column table:style-name="Table2.B"/>
        <table:table-column table:style-name="Table2.C"/>
        <table:table-column table:style-name="Table2.D"/>
        <table:table-row table:style-name="TableLine2057079951168">
          <table:table-cell table:style-name="Table2.A1" office:value-type="string">
            <text:p text:style-name="P20">Name</text:p>
          </table:table-cell>
          <table:table-cell table:style-name="Table2.A1" office:value-type="string">
            <text:p text:style-name="P20">Type</text:p>
          </table:table-cell>
          <table:table-cell table:style-name="Table2.A1" office:value-type="string">
            <text:p text:style-name="P20">Example</text:p>
          </table:table-cell>
          <table:table-cell table:style-name="Table2.D1" office:value-type="string">
            <text:p text:style-name="P20">Description</text:p>
          </table:table-cell>
        </table:table-row>
        <table:table-row table:style-name="TableLine2057079951168">
          <table:table-cell table:style-name="Table2.A2" office:value-type="string">
            <text:p text:style-name="P21">ship</text:p>
          </table:table-cell>
          <table:table-cell table:style-name="Table2.A2" office:value-type="string">
            <text:p text:style-name="P21">string</text:p>
          </table:table-cell>
          <table:table-cell table:style-name="Table2.A2" office:value-type="string">
            <text:p text:style-name="P21">B28F</text:p>
          </table:table-cell>
          <table:table-cell table:style-name="Table2.D2" office:value-type="string">
            <text:p text:style-name="P21">The name the ship will have when it is commissioned and a link to the ships database.</text:p>
          </table:table-cell>
        </table:table-row>
        <table:table-row table:style-name="TableLine2057079951168">
          <table:table-cell table:style-name="Table2.A2" office:value-type="string">
            <text:p text:style-name="P21">dsgntons</text:p>
          </table:table-cell>
          <table:table-cell table:style-name="Table2.A2" office:value-type="string">
            <text:p text:style-name="P21">integer</text:p>
          </table:table-cell>
          <table:table-cell table:style-name="Table2.A2" office:value-type="string">
            <text:p text:style-name="P21">42000</text:p>
          </table:table-cell>
          <table:table-cell table:style-name="Table2.D2" office:value-type="string">
            <text:p text:style-name="P21">The expected tonnage of the ship once it is completed</text:p>
          </table:table-cell>
        </table:table-row>
        <table:table-row table:style-name="TableLine2057079951168">
          <table:table-cell table:style-name="Table2.A2" office:value-type="string">
            <text:p text:style-name="P21">currtons</text:p>
          </table:table-cell>
          <table:table-cell table:style-name="Table2.A2" office:value-type="string">
            <text:p text:style-name="P21">integer</text:p>
          </table:table-cell>
          <table:table-cell table:style-name="Table2.A2" office:value-type="string">
            <text:p text:style-name="P21">12000</text:p>
          </table:table-cell>
          <table:table-cell table:style-name="Table2.D2" office:value-type="string">
            <text:p text:style-name="P21">The amount of steel that has currently been built into the ship</text:p>
          </table:table-cell>
        </table:table-row>
        <table:table-row table:style-name="TableLine2057079951168">
          <table:table-cell table:style-name="Table2.A2" office:value-type="string">
            <text:p text:style-name="P21">months</text:p>
          </table:table-cell>
          <table:table-cell table:style-name="Table2.A2" office:value-type="string">
            <text:p text:style-name="P21">integer</text:p>
          </table:table-cell>
          <table:table-cell table:style-name="Table2.A2" office:value-type="string">
            <text:p text:style-name="P21">11</text:p>
          </table:table-cell>
          <table:table-cell table:style-name="Table2.D2" office:value-type="string">
            <text:p text:style-name="P21">The number of months that the ship is expected to complete in if the standard amount of steel is supplied each month. Really only applies to ships building at the start of the War.</text:p>
          </table:table-cell>
        </table:table-row>
      </table:table>
      <text:p text:style-name="P16"/>
      <text:p text:style-name="P17">Ships remain on a slip until it has reached at least 60% of its dsgntons when it will be launched and towed to the Completion Dock to be finished and commissioned. <text:s/>Completion Dock has the same format as slips.</text:p>
      <text:p text:style-name="P17"/>
      <text:p text:style-name="P17">The other lists in the Cities database will be defined better once code has been written to deal with the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3T16:49:17.246000000</meta:creation-date>
    <dc:date>2021-07-08T11:08:58.856000000</dc:date>
    <meta:editing-duration>PT1H42M38S</meta:editing-duration>
    <meta:editing-cycles>13</meta:editing-cycles>
    <meta:generator>LibreOffice/7.1.3.2$Windows_X86_64 LibreOffice_project/47f78053abe362b9384784d31a6e56f8511eb1c1</meta:generator>
    <meta:document-statistic meta:table-count="2" meta:image-count="0" meta:object-count="0" meta:page-count="2" meta:paragraph-count="87" meta:word-count="790" meta:character-count="4560" meta:non-whitespace-character-count="3846"/>
  </office:meta>
</office:document-meta>
</file>